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rsid="00021f35" officeooo:paragraph-rsid="00021f35"/>
    </style:style>
    <style:style style:name="P2" style:family="paragraph" style:parent-style-name="Standard">
      <style:text-properties style:font-name="DejaVu Serif"/>
    </style:style>
    <style:style style:name="P3" style:family="paragraph" style:parent-style-name="Standard">
      <style:text-properties style:font-name="DejaVu Serif" officeooo:rsid="00052745" officeooo:paragraph-rsid="00052745"/>
    </style:style>
    <style:style style:name="T1" style:family="text">
      <style:text-properties officeooo:rsid="00021f3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378ac"/>
    </style:style>
    <style:style style:name="T4" style:family="text">
      <style:text-properties officeooo:rsid="00052745"/>
    </style:style>
    <style:style style:name="T5" style:family="text">
      <style:text-properties officeooo:rsid="00067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<text:span text:style-name="T5">MAHBOOB</text:span></text:p>
      <text:p text:style-name="P1">CLASS: S5 AIML</text:p>
      <text:p text:style-name="P1">DATE :29/7/24</text:p>
      <text:p text:style-name="P1"><text:tab/><text:tab/><text:tab/><text:tab/><text:tab/>EXPERIMENT-02</text:p>
      <text:p text:style-name="P1"><text:tab/><text:tab/><text:tab/><text:tab/><text:span text:style-name="T2"> vaccum cleaner world</text:span></text:p>
      <text:p text:style-name="P1"/>
      <text:p text:style-name="P2">AIM:Write <text:s/>a program to implement basic serach <text:span text:style-name="T1">strategy for vaccum cleaner <text:s text:c="9"/>world</text:span></text:p>
      <text:p text:style-name="P2"/>
      <text:p text:style-name="P1">program:</text:p>
      <text:p text:style-name="P1">class VacuumWorld:</text:p>
      <text:p text:style-name="P1"><text:s text:c="4"/>def __init__(self):</text:p>
      <text:p text:style-name="P1"><text:s text:c="8"/># Initialize lookup table</text:p>
      <text:p text:style-name="P1"><text:s text:c="8"/>self.lookup_table = {</text:p>
      <text:p text:style-name="P1"><text:s text:c="12"/>("A", 0): ("Location A has dirt. A is clean now. Move to location B.", 'B'),</text:p>
      <text:p text:style-name="P1"><text:s text:c="12"/>("A", 1): ("Location A is clean. Move to location B.", 'B'),</text:p>
      <text:p text:style-name="P1"><text:s text:c="12"/>("B", 0): ("Location B has dirt. B is clean now. Move to location A.", 'A'),</text:p>
      <text:p text:style-name="P1"><text:s text:c="12"/>("B", 1): ("Location B is clean. Move to location A.", 'A')</text:p>
      <text:p text:style-name="P1"><text:s text:c="8"/>}</text:p>
      <text:p text:style-name="P1"><text:s text:c="8"/>self.locations = {}</text:p>
      <text:p text:style-name="P1"><text:s text:c="8"/>self.current_location = None</text:p>
      <text:p text:style-name="P1"><text:s text:c="8"/>self.dirty_locations_cleaned = 0 <text:s/># Counter for dirty locations cleaned</text:p>
      <text:p text:style-name="P1"/>
      <text:p text:style-name="P1"><text:s text:c="4"/>def set_initial_state(self):</text:p>
      <text:p text:style-name="P1"><text:s text:c="7"/></text:p>
      <text:p text:style-name="P1"><text:s text:c="7"/><text:span text:style-name="T3">#</text:span> Set initial state of each location (A and B) and <text:s/>initial location <text:span text:style-name="T3">of </text:span><text:s/>vacuum.</text:p>
      <text:p text:style-name="P1"><text:s text:c="7"/></text:p>
      <text:p text:style-name="P1"><text:s text:c="8"/>locations = ['A', 'B']</text:p>
      <text:p text:style-name="P1"><text:s text:c="8"/></text:p>
      <text:p text:style-name="P1"><text:s text:c="8"/>for loc in locations:</text:p>
      <text:p text:style-name="P1"><text:s text:c="12"/>while True:</text:p>
      <text:p text:style-name="P1"><text:s text:c="16"/>state = input(f"Is location {loc} dirty or clean? (enter 'dirty' or 'clean'): ").strip().lower()</text:p>
      <text:p text:style-name="P1"><text:s text:c="16"/>if state in ['dirty', 'clean']:</text:p>
      <text:p text:style-name="P1"><text:s text:c="20"/>self.locations[loc] = state.capitalize() <text:s/># Store the state with proper capitalization</text:p>
      <text:p text:style-name="P1"><text:s text:c="20"/>break</text:p>
      <text:p text:style-name="P1"><text:s text:c="16"/>else:</text:p>
      <text:p text:style-name="P1"><text:s text:c="20"/>print("Invalid input. Please enter 'dirty' or 'clean'.")</text:p>
      <text:p text:style-name="P1"/>
      <text:p text:style-name="P1"><text:s text:c="8"/>while True:</text:p>
      <text:p text:style-name="P1"><text:s text:c="12"/>self.current_location = input("Enter the initial location (A or B): ").strip().upper()</text:p>
      <text:p text:style-name="P1"><text:s text:c="12"/>if self.current_location in ['A', 'B']:</text:p>
      <text:p text:style-name="P1"><text:s text:c="16"/>break</text:p>
      <text:p text:style-name="P1"><text:s text:c="12"/>else:</text:p>
      <text:p text:style-name="P1"><text:s text:c="16"/>print("Invalid location. Please enter 'A' or 'B'.")</text:p>
      <text:p text:style-name="P1"/>
      <text:p text:style-name="P1"><text:soft-page-break/><text:s text:c="4"/>def display(self):</text:p>
      <text:p text:style-name="P1"/>
      <text:p text:style-name="P1"><text:s text:c="8"/>print(f"Current Location: {self.current_location}")</text:p>
      <text:p text:style-name="P1"><text:s text:c="8"/>for loc, state in self.locations.items():</text:p>
      <text:p text:style-name="P1"><text:s text:c="12"/>if state == 'Dirty': <text:s/># Only display if location is dirty</text:p>
      <text:p text:style-name="P1"><text:s text:c="16"/>print(f"Location {loc}: {state}")</text:p>
      <text:p text:style-name="P1"><text:s text:c="12"/>elif loc == self.current_location and state == 'Clean':</text:p>
      <text:p text:style-name="P1"><text:s text:c="16"/># Optionally print the current location if it's clean</text:p>
      <text:p text:style-name="P1"><text:s text:c="16"/>print(f"Location {loc}: Clean (Current Location)")</text:p>
      <text:p text:style-name="P1"/>
      <text:p text:style-name="P1"><text:s text:c="4"/>def clean_current_location(self):</text:p>
      <text:p text:style-name="P1"><text:s text:c="8"/># Clean the current location if it is dirty</text:p>
      <text:p text:style-name="P1"><text:s text:c="8"/>if self.locations[self.current_location] == 'Dirty':</text:p>
      <text:p text:style-name="P1"><text:s text:c="12"/>print(f"Cleaning location {self.current_location}.")</text:p>
      <text:p text:style-name="P1"><text:s text:c="12"/>self.locations[self.current_location] = 'Clean'</text:p>
      <text:p text:style-name="P1"><text:s text:c="12"/>self.dirty_locations_cleaned += 1 <text:s/># Increment dirty locations cleaned counter</text:p>
      <text:p text:style-name="P1"><text:s text:c="8"/>else:</text:p>
      <text:p text:style-name="P1"><text:s text:c="12"/>print(f"Location {self.current_location} is already clean.")</text:p>
      <text:p text:style-name="P1"/>
      <text:p text:style-name="P1"><text:s text:c="4"/>def decide_action(self):</text:p>
      <text:p text:style-name="P1"><text:s text:c="8"/># Determine the state of the current location and decide the next action</text:p>
      <text:p text:style-name="P1"><text:s text:c="8"/>state = 0 if self.locations[self.current_location] == 'Dirty' else 1</text:p>
      <text:p text:style-name="P1"><text:s text:c="8"/>action, next_location = self.lookup_table[(self.current_location, state)]</text:p>
      <text:p text:style-name="P1"><text:s text:c="8"/>print(action)</text:p>
      <text:p text:style-name="P1"><text:s text:c="8"/>return next_location</text:p>
      <text:p text:style-name="P1"/>
      <text:p text:style-name="P1"><text:s text:c="4"/>def move(self, new_location):</text:p>
      <text:p text:style-name="P1"><text:s text:c="8"/># Move to a new location if it is valid</text:p>
      <text:p text:style-name="P1"><text:s text:c="8"/>if new_location in self.locations:</text:p>
      <text:p text:style-name="P1"><text:s text:c="12"/>print(f"Moving to location {new_location}.")</text:p>
      <text:p text:style-name="P1"><text:s text:c="12"/>self.current_location = new_location</text:p>
      <text:p text:style-name="P1"><text:s text:c="8"/>else:</text:p>
      <text:p text:style-name="P1"><text:s text:c="12"/>print(f"Invalid location: {new_location}")</text:p>
      <text:p text:style-name="P1"/>
      <text:p text:style-name="P1"><text:s text:c="4"/>def perform_action(self):</text:p>
      <text:p text:style-name="P1"><text:s text:c="8"/># Perform the cleaning, decide the next action, and move to the next location</text:p>
      <text:p text:style-name="P1"><text:s text:c="8"/>self.clean_current_location()</text:p>
      <text:p text:style-name="P1"><text:s text:c="8"/>next_location = self.decide_action()</text:p>
      <text:p text:style-name="P1"><text:s text:c="8"/>self.move(next_location)</text:p>
      <text:p text:style-name="P1"/>
      <text:p text:style-name="P1"><text:s text:c="4"/>def all_clean(self):</text:p>
      <text:p text:style-name="P1"><text:s text:c="8"/># Check if all locations are clean</text:p>
      <text:p text:style-name="P1"><text:s text:c="8"/>return all(state == 'Clean' for state in self.locations.values())</text:p>
      <text:p text:style-name="P1"/>
      <text:p text:style-name="P1">if __name__ == "__main__":</text:p>
      <text:p text:style-name="P1"><text:soft-page-break/><text:s text:c="4"/>total_dirty_locations_cleaned = 0 <text:s/># Initialize total dirty locations cleaned counter across all simulations</text:p>
      <text:p text:style-name="P1"><text:s text:c="4"/></text:p>
      <text:p text:style-name="P1"><text:s text:c="4"/>while True:</text:p>
      <text:p text:style-name="P1"><text:s text:c="8"/>vacuum_world = VacuumWorld()</text:p>
      <text:p text:style-name="P1"><text:s text:c="8"/>vacuum_world.set_initial_state()</text:p>
      <text:p text:style-name="P1"><text:s text:c="8"/>vacuum_world.display()</text:p>
      <text:p text:style-name="P1"><text:s text:c="8"/></text:p>
      <text:p text:style-name="P1"><text:s text:c="8"/># Reset dirty locations cleaned for the new simulation</text:p>
      <text:p text:style-name="P1"><text:s text:c="8"/>vacuum_world.dirty_locations_cleaned = 0</text:p>
      <text:p text:style-name="P1"><text:s text:c="8"/></text:p>
      <text:p text:style-name="P1"><text:s text:c="8"/># Continue performing actions until all locations are clean</text:p>
      <text:p text:style-name="P1"><text:s text:c="8"/>while not vacuum_world.all_clean():</text:p>
      <text:p text:style-name="P1"><text:s text:c="12"/>vacuum_world.perform_action()</text:p>
      <text:p text:style-name="P1"><text:s text:c="12"/>vacuum_world.display()</text:p>
      <text:p text:style-name="P1"><text:s text:c="8"/></text:p>
      <text:p text:style-name="P1"><text:s text:c="8"/># Update total dirty locations cleaned counter</text:p>
      <text:p text:style-name="P1"><text:s text:c="8"/>total_dirty_locations_cleaned += vacuum_world.dirty_locations_cleaned</text:p>
      <text:p text:style-name="P1"><text:s text:c="8"/></text:p>
      <text:p text:style-name="P1"><text:s text:c="8"/>print(f"in this round {vacuum_world.dirty_locations_cleaned} <text:s text:c="2"/>dirty locations cleaned!")</text:p>
      <text:p text:style-name="P1"><text:s text:c="8"/>print(f"Total performance measure: {total_dirty_locations_cleaned}")</text:p>
      <text:p text:style-name="P1"><text:s text:c="8"/></text:p>
      <text:p text:style-name="P1"><text:s text:c="8"/># Prompt user to continue or exit</text:p>
      <text:p text:style-name="P1"><text:s text:c="8"/>while True:</text:p>
      <text:p text:style-name="P1"><text:s text:c="12"/>restart = input("Would you like to run and clean? (yes/no): ").strip().lower()</text:p>
      <text:p text:style-name="P1"><text:s text:c="12"/>if restart in ['yes', 'no']:</text:p>
      <text:p text:style-name="P1"><text:s text:c="16"/>break</text:p>
      <text:p text:style-name="P1"><text:s text:c="12"/>else:</text:p>
      <text:p text:style-name="P1"><text:s text:c="16"/>print("Invalid input. Please enter 'yes' or 'no'.")</text:p>
      <text:p text:style-name="P1"><text:s text:c="8"/></text:p>
      <text:p text:style-name="P1"><text:s text:c="8"/>if restart != 'yes':</text:p>
      <text:p text:style-name="P1"><text:s text:c="12"/>print(f"Exiting the program. Total dirty locations cleaned across all simulations: {total_dirty_locations_cleaned}")</text:p>
      <text:p text:style-name="P1"><text:s text:c="12"/>brea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UTPUT:</text:p>
      <text:p text:style-name="P3">Is location A dirty or clean? (enter 'dirty' or 'clean'): DIRTY</text:p>
      <text:p text:style-name="P3">Is location B dirty or clean? (enter 'dirty' or 'clean'): dirty</text:p>
      <text:p text:style-name="P3">Enter the initial location (A or B): a</text:p>
      <text:p text:style-name="P3">Current Location: A</text:p>
      <text:p text:style-name="P3">Location A: Dirty</text:p>
      <text:p text:style-name="P3">Location B: Dirty</text:p>
      <text:p text:style-name="P3">Cleaning location A.</text:p>
      <text:p text:style-name="P3">Location A is clean. Move to location B.</text:p>
      <text:p text:style-name="P3">Moving to location B.</text:p>
      <text:p text:style-name="P3">Current Location: B</text:p>
      <text:p text:style-name="P3">Location B: Dirty</text:p>
      <text:p text:style-name="P3">Cleaning location B.</text:p>
      <text:p text:style-name="P3">Location B is clean. Move to location A.</text:p>
      <text:p text:style-name="P3">Moving to location A.</text:p>
      <text:p text:style-name="P3">Current Location: A</text:p>
      <text:p text:style-name="P3">Location A: Clean (Current Location)</text:p>
      <text:p text:style-name="P3">in this round 2 <text:s text:c="2"/>dirty locations cleaned!</text:p>
      <text:p text:style-name="P3">Total performance measure: 2</text:p>
      <text:p text:style-name="P3">Would you like to run and clean? (yes/no): yes</text:p>
      <text:p text:style-name="P3">Is location A dirty or clean? (enter 'dirty' or 'clean'): dirty</text:p>
      <text:p text:style-name="P3">Is location B dirty or clean? (enter 'dirty' or 'clean'): clean</text:p>
      <text:p text:style-name="P3">Enter the initial location (A or B): a</text:p>
      <text:p text:style-name="P3">Current Location: A</text:p>
      <text:p text:style-name="P3">Location A: Dirty</text:p>
      <text:p text:style-name="P3">Cleaning location A.</text:p>
      <text:p text:style-name="P3">Location A is clean. Move to location B.</text:p>
      <text:p text:style-name="P3">Moving to location B.</text:p>
      <text:p text:style-name="P3">Current Location: B</text:p>
      <text:p text:style-name="P3">Location B: Clean (Current Location)</text:p>
      <text:p text:style-name="P3">in this round 1 <text:s text:c="2"/>dirty locations cleaned!</text:p>
      <text:p text:style-name="P3">Total performance measure: 3</text:p>
      <text:p text:style-name="P3">Would you like to run and clean? (yes/no): no</text:p>
      <text:p text:style-name="P3">Exiting the program. Total dirty locations cleaned across all simulations: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0:30:11.262245233</meta:creation-date>
    <dc:date>2024-09-23T10:06:05.367630963</dc:date>
    <meta:editing-duration>PT15M25S</meta:editing-duration>
    <meta:editing-cycles>3</meta:editing-cycles>
    <meta:generator>LibreOffice/7.3.7.2$Linux_X86_64 LibreOffice_project/30$Build-2</meta:generator>
    <meta:print-date>2024-08-05T11:21:23.564727175</meta:print-date>
    <meta:document-statistic meta:table-count="0" meta:image-count="0" meta:object-count="0" meta:page-count="4" meta:paragraph-count="143" meta:word-count="688" meta:character-count="6003" meta:non-whitespace-character-count="4450"/>
  </office:meta>
</office:document-meta>
</file>